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DeploymentServletContextListener.contextInitialized( ServletContextEvent s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lockDeploymentServletContextListener.contextDestroyed( ServletContextEvent s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eploymentServletContextListener.getWorkdir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